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2.833cm" style:rel-column-width="10921*"/>
    </style:style>
    <style:style style:name="表格1.F" style:family="table-column">
      <style:table-column-properties style:column-width="2.835cm" style:rel-column-width="10930*"/>
    </style:style>
    <style:style style:name="表格1.A1" style:family="table-cell">
      <style:table-cell-properties fo:padding="0.097cm" fo:border="none"/>
    </style:style>
    <style:style style:name="表格2" style:family="table">
      <style:table-properties style:width="16.805cm" table:align="margins"/>
    </style:style>
    <style:style style:name="表格2.A" style:family="table-column">
      <style:table-column-properties style:column-width="2.745cm" style:rel-column-width="10703*"/>
    </style:style>
    <style:style style:name="表格2.B" style:family="table-column">
      <style:table-column-properties style:column-width="2.843cm" style:rel-column-width="11088*"/>
    </style:style>
    <style:style style:name="表格2.C" style:family="table-column">
      <style:table-column-properties style:column-width="2.803cm" style:rel-column-width="10930*"/>
    </style:style>
    <style:style style:name="表格2.E" style:family="table-column">
      <style:table-column-properties style:column-width="2.785cm" style:rel-column-width="10863*"/>
    </style:style>
    <style:style style:name="表格2.A1" style:family="table-cell">
      <style:table-cell-properties fo:padding="0.097cm" fo:border-left="none" fo:border-right="none" fo:border-top="none" fo:border-bottom="0.002cm solid #000000"/>
    </style:style>
    <style:style style:name="表格2.A2" style:family="table-cell">
      <style:table-cell-properties fo:padding="0.097cm" fo:border="none"/>
    </style:style>
    <style:style style:name="P1" style:family="paragraph" style:parent-style-name="Table_20_Contents">
      <style:text-properties style:font-name="Arial" fo:font-size="6pt" fo:language="zxx" fo:country="none" fo:font-style="normal" fo:font-weight="bold" style:font-name-asian="Arial" style:font-size-asian="6pt" style:font-style-asian="normal" style:font-weight-asian="bold" style:font-size-complex="6pt" style:language-complex="zxx" style:country-complex="none" style:font-style-complex="normal" style:font-weight-complex="bold"/>
    </style:style>
    <style:style style:name="P2" style:family="paragraph" style:parent-style-name="Table_20_Contents">
      <style:text-properties style:font-name="Arial" fo:font-size="6pt" fo:language="zxx" fo:country="none" fo:font-style="normal" fo:font-weight="bold" style:font-name-asian="Arial" style:font-size-asian="6pt" style:language-asian="zh" style:country-asian="CN" style:font-style-asian="normal" style:font-weight-asian="bold" style:font-size-complex="6pt" style:language-complex="zxx" style:country-complex="none" style:font-style-complex="normal" style:font-weight-complex="bold"/>
    </style:style>
    <style:style style:name="P3" style:family="paragraph" style:parent-style-name="Table_20_Contents">
      <style:text-properties style:font-name="Arial" fo:font-size="6pt" fo:font-weight="bold" style:font-name-asian="Arial" style:font-size-asian="6pt" style:language-asian="zh" style:country-asian="CN" style:font-weight-asian="bold" style:font-size-complex="6pt" style:font-weight-complex="bold"/>
    </style:style>
    <style:style style:name="P4" style:family="paragraph" style:parent-style-name="Table_20_Contents">
      <style:paragraph-properties fo:break-before="page"/>
      <style:text-properties style:font-name="Arial" fo:font-size="6pt" fo:language="zxx" fo:country="none" fo:font-style="normal" fo:font-weight="normal" style:font-name-asian="Arial" style:font-size-asian="6pt" style:language-asian="zh" style:country-asian="CN" style:font-style-asian="normal" style:font-weight-asian="normal" style:font-size-complex="6pt" style:language-complex="zxx" style:country-complex="none" style:font-style-complex="normal" style:font-weight-complex="normal"/>
    </style:style>
    <style:style style:name="P5" style:family="paragraph" style:parent-style-name="Table_20_Contents">
      <style:paragraph-properties fo:break-before="page"/>
      <style:text-properties style:font-name="Arial" fo:font-size="6pt" fo:language="zxx" fo:country="none" style:font-name-asian="Arial" style:font-size-asian="6pt" style:language-asian="zh" style:country-asian="CN" style:font-size-complex="6pt" style:language-complex="zxx" style:country-complex="none"/>
    </style:style>
    <style:style style:name="P6" style:family="paragraph" style:parent-style-name="Header">
      <style:paragraph-properties fo:break-before="page"/>
      <style:text-properties style:font-name="Arial" fo:font-size="6pt" fo:language="zxx" fo:country="none" fo:font-style="italic" fo:font-weight="bold" style:font-name-asian="Arial" style:font-size-asian="6pt" style:language-asian="zh" style:country-asian="CN" style:font-style-asian="italic" style:font-weight-asian="bold" style:font-size-complex="6pt" style:language-complex="zxx" style:country-complex="none" style:font-style-complex="italic" style:font-weight-complex="bold"/>
    </style:style>
    <style:style style:name="P7" style:family="paragraph" style:parent-style-name="Header">
      <style:paragraph-properties fo:break-before="page"/>
      <style:text-properties style:font-name="Arial" fo:font-size="6pt" fo:language="zxx" fo:country="none" fo:font-style="normal" fo:font-weight="bold" style:font-name-asian="Arial" style:font-size-asian="6pt" style:language-asian="zh" style:country-asian="CN" style:font-style-asian="normal" style:font-weight-asian="bold" style:font-size-complex="6pt" style:language-complex="zxx" style:country-complex="none" style:font-style-complex="normal" style:font-weight-complex="bold"/>
    </style:style>
    <style:style style:name="P8" style:family="paragraph" style:parent-style-name="Header">
      <style:paragraph-properties fo:text-align="center" style:justify-single-word="false" fo:break-before="page"/>
      <style:text-properties style:font-name="Arial" fo:font-size="10pt" fo:language="zxx" fo:country="none" fo:font-style="normal" style:text-underline-style="none" fo:font-weight="bold" style:font-name-asian="Arial" style:font-size-asian="10pt" style:language-asian="zh" style:country-asian="CN" style:font-style-asian="normal" style:font-weight-asian="bold" style:font-size-complex="10pt" style:language-complex="zxx" style:country-complex="none" style:font-style-complex="normal" style:font-weight-complex="bold"/>
    </style:style>
    <style:style style:name="P9" style:family="paragraph" style:parent-style-name="Footer">
      <style:text-properties style:language-asian="zh" style:country-asian="CN"/>
    </style:style>
    <style:style style:name="P10" style:family="paragraph" style:parent-style-name="Header">
      <style:text-properties style:font-name="Arial" fo:font-size="6pt" fo:language="zxx" fo:country="none" fo:font-style="italic" fo:font-weight="bold" style:font-name-asian="Arial" style:font-size-asian="6pt" style:language-asian="zh" style:country-asian="CN" style:font-style-asian="italic" style:font-weight-asian="bold" style:font-size-complex="6pt" style:language-complex="zxx" style:country-complex="none" style:font-style-complex="italic" style:font-weight-complex="bold"/>
    </style:style>
    <style:style style:name="P11" style:family="paragraph" style:parent-style-name="Header">
      <style:text-properties style:font-name="Arial" fo:font-size="6pt" fo:language="zxx" fo:country="none" fo:font-style="normal" fo:font-weight="bold" style:font-name-asian="Arial" style:font-size-asian="6pt" style:language-asian="zh" style:country-asian="CN" style:font-style-asian="normal" style:font-weight-asian="bold" style:font-size-complex="6pt" style:language-complex="zxx" style:country-complex="none" style:font-style-complex="normal" style:font-weight-complex="bold"/>
    </style:style>
    <style:style style:name="P12" style:family="paragraph" style:parent-style-name="Header">
      <style:paragraph-properties fo:text-align="center" style:justify-single-word="false"/>
      <style:text-properties style:font-name="Arial" fo:font-size="6pt" fo:language="zxx" fo:country="none" fo:font-style="normal" style:text-underline-style="none" fo:font-weight="bold" style:font-name-asian="Arial" style:font-size-asian="6pt" style:language-asian="zh" style:country-asian="CN" style:font-style-asian="normal" style:font-weight-asian="bold" style:font-size-complex="6pt" style:language-complex="zxx" style:country-complex="none" style:font-style-complex="normal" style:font-weight-complex="bold"/>
    </style:style>
    <style:style style:name="P13" style:family="paragraph" style:parent-style-name="Header">
      <style:text-properties style:font-name="Arial" fo:font-size="6pt" fo:language="zxx" fo:country="none" fo:font-style="normal" fo:font-weight="normal" style:font-name-asian="Arial" style:font-size-asian="6pt" style:language-asian="zh" style:country-asian="CN" style:font-style-asian="normal" style:font-weight-asian="normal" style:font-size-complex="6pt" style:language-complex="zxx" style:country-complex="none" style:font-style-complex="normal" style:font-weight-complex="normal"/>
    </style:style>
    <style:style style:name="P14" style:family="paragraph" style:parent-style-name="Header">
      <style:paragraph-properties fo:text-align="center" style:justify-single-word="false"/>
      <style:text-properties style:font-name="Arial" fo:font-size="10pt" fo:language="zxx" fo:country="none" fo:font-style="normal" fo:font-weight="bold" style:font-name-asian="Arial" style:font-size-asian="10pt" style:language-asian="zh" style:country-asian="CN" style:font-style-asian="normal" style:font-weight-asian="bold" style:font-size-complex="10pt" style:language-complex="zxx" style:country-complex="none" style:font-style-complex="normal" style:font-weight-complex="bold"/>
    </style:style>
    <style:style style:name="P15" style:family="paragraph" style:parent-style-name="Header" style:master-page-name="">
      <style:paragraph-properties style:page-number="auto" fo:break-before="auto" fo:break-after="auto"/>
      <style:text-properties style:font-name="Arial" fo:font-size="6pt" fo:language="zxx" fo:country="none" fo:font-style="normal" fo:font-weight="bold" style:font-name-asian="Arial" style:font-size-asian="6pt" style:language-asian="zh" style:country-asian="CN" style:font-style-asian="normal" style:font-weight-asian="bold" style:font-size-complex="6pt" style:language-complex="zxx" style:country-complex="none" style:font-style-complex="normal" style:font-weight-complex="bold"/>
    </style:style>
    <style:style style:name="P16" style:family="paragraph" style:parent-style-name="Table_20_Contents">
      <style:text-properties style:font-name="Arial" fo:font-size="6pt" fo:font-weight="bold" style:font-name-asian="Arial" style:font-size-asian="6pt" style:language-asian="zh" style:country-asian="CN" style:font-weight-asian="bold" style:font-size-complex="6pt" style:font-weight-complex="bold"/>
    </style:style>
    <style:style style:name="P17" style:family="paragraph" style:parent-style-name="Table_20_Contents">
      <style:paragraph-properties fo:break-before="page"/>
      <style:text-properties style:font-name="Arial" fo:font-size="6pt" fo:language="zxx" fo:country="none" style:font-name-asian="Arial" style:font-size-asian="6pt" style:language-asian="zh" style:country-asian="CN" style:font-size-complex="6pt" style:language-complex="zxx" style:country-complex="none"/>
    </style:style>
    <style:style style:name="P18" style:family="paragraph">
      <style:paragraph-properties fo:text-align="center"/>
    </style:style>
    <style:style style:name="T1" style:family="text">
      <style:text-properties fo:font-weight="normal" style:language-asian="zh" style:country-asian="CN" style:font-weight-asian="normal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o in objects"&gt;</text:placeholder></text:p>
      <text:p text:style-name="P8"><text:placeholder text:placeholder-type="text">&lt;o.company_id.name&gt;</text:placeholder></text:p>
      <text:p text:style-name="P12"><draw:line text:anchor-type="paragraph" draw:z-index="0" draw:style-name="gr1" draw:text-style-name="P18" svg:x1="0.039cm" svg:y1="0.134cm" svg:x2="17.001cm" svg:y2="0.134cm"><text:p/></draw:line></text:p>
      <text:p text:style-name="P14">Journal Entries</text:p>
      <text:p text:style-name="P14"/>
      <table:table table:name="表格1" table:style-name="表格1">
        <table:table-column table:style-name="表格1.A" table:number-columns-repeated="5"/>
        <table:table-column table:style-name="表格1.F"/>
        <table:table-header-rows>
          <table:table-row>
            <table:table-cell table:style-name="表格1.A1" office:value-type="string">
              <text:p text:style-name="P3">Number</text:p>
            </table:table-cell>
            <table:table-cell table:style-name="表格1.A1" office:value-type="string">
              <text:p text:style-name="P5"><text:placeholder text:placeholder-type="text">&lt;o.name&gt;</text:placeholder></text:p>
            </table:table-cell>
            <table:table-cell table:style-name="表格1.A1" office:value-type="string">
              <text:p text:style-name="P3">Reference</text:p>
            </table:table-cell>
            <table:table-cell table:style-name="表格1.A1" office:value-type="string">
              <text:p text:style-name="P5"><text:placeholder text:placeholder-type="text">&lt;o.ref or ''&gt;</text:placeholder></text:p>
            </table:table-cell>
            <table:table-cell table:style-name="表格1.A1" office:value-type="string">
              <text:p text:style-name="P3">To Review</text:p>
            </table:table-cell>
            <table:table-cell table:style-name="表格1.A1" office:value-type="string">
              <text:p text:style-name="P5"><text:placeholder text:placeholder-type="text">&lt;o.to_check or ''&gt;</text:placeholder></text:p>
            </table:table-cell>
          </table:table-row>
          <table:table-row>
            <table:table-cell table:style-name="表格1.A1" office:value-type="string">
              <text:p text:style-name="P3">Journal</text:p>
            </table:table-cell>
            <table:table-cell table:style-name="表格1.A1" office:value-type="string">
              <text:p text:style-name="P5"><text:placeholder text:placeholder-type="text">&lt;o.journal_id.name&gt;</text:placeholder></text:p>
            </table:table-cell>
            <table:table-cell table:style-name="表格1.A1" office:value-type="string">
              <text:p text:style-name="P3">Period</text:p>
            </table:table-cell>
            <table:table-cell table:style-name="表格1.A1" office:value-type="string">
              <text:p text:style-name="P5"><text:placeholder text:placeholder-type="text">&lt;o.period_id.name&gt;</text:placeholder></text:p>
            </table:table-cell>
            <table:table-cell table:style-name="表格1.A1" office:value-type="string">
              <text:p text:style-name="P3">Date</text:p>
            </table:table-cell>
            <table:table-cell table:style-name="表格1.A1" office:value-type="string">
              <text:p text:style-name="P5"><text:placeholder text:placeholder-type="text">&lt;o.date&gt;</text:placeholder></text:p>
            </table:table-cell>
          </table:table-row>
        </table:table-header-rows>
        <table:table-row>
          <table:table-cell table:style-name="表格1.A1" table:number-columns-spanned="6" office:value-type="string">
            <text:p text:style-name="P10"/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B"/>
              <table:table-column table:style-name="表格2.E" table:number-columns-repeated="2"/>
              <table:table-header-rows>
                <table:table-row>
                  <table:table-cell table:style-name="表格2.A1" office:value-type="string">
                    <text:p text:style-name="P3">A/C</text:p>
                  </table:table-cell>
                  <table:table-cell table:style-name="表格2.A1" office:value-type="string">
                    <text:p text:style-name="P3">A/C Name</text:p>
                  </table:table-cell>
                  <table:table-cell table:style-name="表格2.A1" office:value-type="string">
                    <text:p text:style-name="P3">Debit</text:p>
                  </table:table-cell>
                  <table:table-cell table:style-name="表格2.A1" office:value-type="string">
                    <text:p text:style-name="P3">Credit</text:p>
                  </table:table-cell>
                  <table:table-cell table:style-name="表格2.A1" office:value-type="string">
                    <text:p text:style-name="P3">Amount <text:s/>Currency</text:p>
                  </table:table-cell>
                  <table:table-cell table:style-name="表格2.A1" office:value-type="string">
                    <text:p text:style-name="P3">Currency</text:p>
                  </table:table-cell>
                </table:table-row>
              </table:table-header-rows>
              <table:table-row>
                <table:table-cell table:style-name="表格2.A2" table:number-columns-spanned="6" office:value-type="string">
                  <text:p text:style-name="P10"><text:placeholder text:placeholder-type="text">&lt;for each="line in o.line_id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表格2.A2" office:value-type="string">
                  <text:p text:style-name="P5"><text:placeholder text:placeholder-type="text">&lt;line.account_id.code&gt;</text:placeholder></text:p>
                </table:table-cell>
                <table:table-cell table:style-name="表格2.A2" office:value-type="string">
                  <text:p text:style-name="P5"><text:placeholder text:placeholder-type="text">&lt;line.account_id.name&gt;</text:placeholder></text:p>
                </table:table-cell>
                <table:table-cell table:style-name="表格2.A2" office:value-type="string">
                  <text:p text:style-name="P5"><text:placeholder text:placeholder-type="text">&lt;line.debit or ''&gt;</text:placeholder></text:p>
                </table:table-cell>
                <table:table-cell table:style-name="表格2.A2" office:value-type="string">
                  <text:p text:style-name="P5"><text:placeholder text:placeholder-type="text">&lt;line.credit or ''&gt;</text:placeholder></text:p>
                </table:table-cell>
                <table:table-cell table:style-name="表格2.A2" office:value-type="string">
                  <text:p text:style-name="P5"><text:placeholder text:placeholder-type="text">&lt;if test="line.amount_currency!=0"&gt;</text:placeholder><text:placeholder text:placeholder-type="text">&lt;line.amount_currency or 0&gt;</text:placeholder><text:placeholder text:placeholder-type="text">&lt;/if&gt;</text:placeholder><text:placeholder text:placeholder-type="text">&lt;if test="line.amount_currency==0"&gt;</text:placeholder><text:placeholder text:placeholder-type="text">&lt;line.debit-line.credit&gt;</text:placeholder><text:placeholder text:placeholder-type="text">&lt;/if&gt;</text:placeholder></text:p>
                </table:table-cell>
                <table:table-cell table:style-name="表格2.A2" office:value-type="string">
                  <text:p text:style-name="P5"><text:placeholder text:placeholder-type="text">&lt;line.currency_id.name or 'HKD'&gt;</text:placeholder></text:p>
                </table:table-cell>
              </table:table-row>
              <table:table-row>
                <table:table-cell table:style-name="表格2.A2" table:number-columns-spanned="6" office:value-type="string">
                  <text:p text:style-name="P10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表格2.A2" office:value-type="string">
                  <text:p text:style-name="P10"/>
                </table:table-cell>
                <table:table-cell table:style-name="表格2.A2" office:value-type="string">
                  <text:p text:style-name="P11">Total </text:p>
                </table:table-cell>
                <table:table-cell table:style-name="表格2.A2" office:value-type="string">
                  <text:p text:style-name="P7"><text:placeholder text:placeholder-type="text">&lt;formatLang(total(o.id)['total_debit'])&gt;</text:placeholder></text:p>
                </table:table-cell>
                <table:table-cell table:style-name="表格2.A2" office:value-type="string">
                  <text:p text:style-name="P7"><text:placeholder text:placeholder-type="text">&lt;formatLang(total(o.id)['total_credit'])&gt;</text:placeholder></text:p>
                </table:table-cell>
                <table:table-cell table:style-name="表格2.A2" table:number-columns-spanned="2" office:value-type="string">
                  <text:p text:style-name="P10"/>
                </table:table-cell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>Narration</text:p>
      <text:p text:style-name="P13"><text:placeholder text:placeholder-type="text">&lt;o.narration&gt;</text:placeholder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placeholder text:placeholder-type="text">&lt;/for&gt;</text:placeholder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5" style:family="table">
      <style:table-properties style:width="16.999cm" table:align="margins"/>
    </style:style>
    <style:style style:name="表格5.A" style:family="table-column">
      <style:table-column-properties style:column-width="2.833cm" style:rel-column-width="10922*"/>
    </style:style>
    <style:style style:name="表格5.F" style:family="table-column">
      <style:table-column-properties style:column-width="2.835cm" style:rel-column-width="10925*"/>
    </style:style>
    <style:style style:name="表格5.A1" style:family="table-cell">
      <style:table-cell-properties fo:padding="0.097cm" fo:border="none"/>
    </style:style>
    <style:style style:name="MP1" style:family="paragraph" style:parent-style-name="Table_20_Contents">
      <style:text-properties style:font-name="Arial" fo:font-size="6pt" fo:language="zxx" fo:country="none" fo:font-style="normal" fo:font-weight="bold" style:font-name-asian="Arial" style:font-size-asian="6pt" style:font-style-asian="normal" style:font-weight-asian="bold" style:font-size-complex="6pt" style:language-complex="zxx" style:country-complex="none" style:font-style-complex="normal" style:font-weight-complex="bold"/>
    </style:style>
    <style:style style:name="MP2" style:family="paragraph" style:parent-style-name="Table_20_Contents">
      <style:text-properties style:font-name="Arial" fo:font-size="6pt" fo:language="zxx" fo:country="none" fo:font-style="normal" fo:font-weight="bold" style:font-name-asian="Arial" style:font-size-asian="6pt" style:language-asian="zh" style:country-asian="CN" style:font-style-asian="normal" style:font-weight-asian="bold" style:font-size-complex="6pt" style:language-complex="zxx" style:country-complex="none" style:font-style-complex="normal" style:font-weight-complex="bold"/>
    </style:style>
    <style:style style:name="MP3" style:family="paragraph" style:parent-style-name="Table_20_Contents">
      <style:paragraph-properties fo:break-before="page"/>
      <style:text-properties style:font-name="Arial" fo:font-size="6pt" fo:language="zxx" fo:country="none" fo:font-style="normal" fo:font-weight="normal" style:font-name-asian="Arial" style:font-size-asian="6pt" style:language-asian="zh" style:country-asian="CN" style:font-style-asian="normal" style:font-weight-asian="normal" style:font-size-complex="6pt" style:language-complex="zxx" style:country-complex="none" style:font-style-complex="normal" style:font-weight-complex="normal"/>
    </style:style>
    <style:style style:name="MP4" style:family="paragraph" style:parent-style-name="Footer">
      <style:text-properties style:language-asian="zh" style:country-asian="CN"/>
    </style:style>
    <style:style style:name="MT1" style:family="text">
      <style:text-properties fo:font-weight="normal" style:language-asian="zh" style:country-asian="CN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表格5" table:style-name="表格5">
          <table:table-column table:style-name="表格5.A" table:number-columns-repeated="5"/>
          <table:table-column table:style-name="表格5.F"/>
          <table:table-row>
            <table:table-cell table:style-name="表格5.A1" office:value-type="string">
              <text:p text:style-name="MP1">Prepared: <text:s text:c="48"/></text:p>
            </table:table-cell>
            <table:table-cell table:style-name="表格5.A1" office:value-type="string">
              <text:p text:style-name="MP1">:</text:p>
            </table:table-cell>
            <table:table-cell table:style-name="表格5.A1" office:value-type="string">
              <text:p text:style-name="MP1">Approced</text:p>
            </table:table-cell>
            <table:table-cell table:style-name="表格5.A1" office:value-type="string">
              <text:p text:style-name="MP1">:</text:p>
            </table:table-cell>
            <table:table-cell table:style-name="表格5.A1" office:value-type="string">
              <text:p text:style-name="MP2">Printed by</text:p>
            </table:table-cell>
            <table:table-cell table:style-name="表格5.A1" office:value-type="string">
              <text:p text:style-name="MP1">:<text:span text:style-name="MT1"><text:placeholder text:placeholder-type="text">&lt;user.name&gt;</text:placeholder></text:span></text:p>
            </table:table-cell>
          </table:table-row>
          <table:table-row>
            <table:table-cell table:style-name="表格5.A1" office:value-type="string">
              <text:p text:style-name="MP1">Asended</text:p>
            </table:table-cell>
            <table:table-cell table:style-name="表格5.A1" office:value-type="string">
              <text:p text:style-name="MP1">:</text:p>
            </table:table-cell>
            <table:table-cell table:style-name="表格5.A1" office:value-type="string">
              <text:p text:style-name="MP1">Checked</text:p>
            </table:table-cell>
            <table:table-cell table:style-name="表格5.A1" office:value-type="string">
              <text:p text:style-name="MP1">:</text:p>
            </table:table-cell>
            <table:table-cell table:style-name="表格5.A1" table:number-columns-spanned="2" office:value-type="string">
              <text:p text:style-name="MP3"><text:placeholder text:placeholder-type="text">&lt;time.strftime('%Y-%m-%d %H:%M:%S')&gt;</text:placeholder></text:p>
            </table:table-cell>
            <table:covered-table-cell/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16H50M56S</meta:editing-duration>
    <meta:editing-cycles>541</meta:editing-cycles>
    <meta:generator>OpenOffice.org/3.3$Win32 OpenOffice.org_project/330m20$Build-9567</meta:generator>
    <dc:date>2011-08-19T14:15:48.78</dc:date>
    <meta:document-statistic meta:table-count="3" meta:image-count="0" meta:object-count="0" meta:page-count="2" meta:paragraph-count="46" meta:word-count="72" meta:character-count="767"/>
    <meta:user-defined meta:name="Info 1"/>
    <meta:user-defined meta:name="Info 2"/>
    <meta:user-defined meta:name="Info 3"/>
    <meta:user-defined meta:name="Info 4"/>
  </office:meta>
</office:document-meta>
</file>